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table:formula="of:=AVERAGE([.A1:.A10])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table:formula="of:=STDEVPA([.A1:.A10])" office:value-type="float" office:value="2.87228132326901" calcext:value-type="float">
            <text:p>2.87228132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08T19:55:00.130981212</dc:date>
    <dc:creator>George </dc:creator>
    <meta:editing-duration>PT2M5S</meta:editing-duration>
    <meta:editing-cycles>1</meta:editing-cycles>
    <meta:document-statistic meta:table-count="1" meta:cell-count="12" meta:object-count="0"/>
    <meta:generator>LibreOffice/5.0.3.2$Linux_X86_64 LibreOffice_project/00m0$Build-2</meta:generator>
  </office:meta>
</office:document-meta>
</file>